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paragraph-rsid="000aaba5"/>
    </style:style>
    <style:style style:name="P2" style:family="paragraph" style:parent-style-name="Standard">
      <style:text-properties officeooo:rsid="000aaba5" officeooo:paragraph-rsid="000aaba5"/>
    </style:style>
    <style:style style:name="P3" style:family="paragraph" style:parent-style-name="Standard">
      <style:text-properties officeooo:rsid="000aaba5" officeooo:paragraph-rsid="000b59ae"/>
    </style:style>
    <style:style style:name="P4" style:family="paragraph" style:parent-style-name="Standard">
      <style:text-properties officeooo:paragraph-rsid="000b59ae"/>
    </style:style>
    <style:style style:name="T1" style:family="text">
      <style:text-properties officeooo:rsid="000aaba5"/>
    </style:style>
    <style:style style:name="T2" style:family="text">
      <style:text-properties officeooo:rsid="000b59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우의 가설~</text:p>
      <text:p text:style-name="Standard">1. <text:span text:style-name="T1">Name</text:span>은 가격에 영향을 주는 설명 변수일 것이다.</text:p>
      <text:p text:style-name="Standard">2. <text:span text:style-name="T1">Location 가격에 영향을 주지 않는 설명 변수일 것이다.</text:span></text:p>
      <text:p text:style-name="Standard">3. <text:span text:style-name="T1">Year는 가격에 영향을 주는 <text:s/>설명 변수일 것이다.</text:span></text:p>
      <text:p text:style-name="Standard">4. <text:span text:style-name="T1">Kilometers_Driven은 가격에 영향을 주는 설명 변수일 것이다.</text:span></text:p>
      <text:p text:style-name="Standard">5. <text:span text:style-name="T1">Fuel_Type는 가격에 영향을 주는 설명 변수일 것이다.</text:span></text:p>
      <text:p text:style-name="P1">6. <text:span text:style-name="T1">Transmission은 가격에 영향을 주는 설명 변수일 것이다.</text:span></text:p>
      <text:p text:style-name="P1">7. <text:span text:style-name="T1">Owner_Type는 가격에 영향을 주는 설명 변수일 것이다.</text:span></text:p>
      <text:p text:style-name="P1">8. <text:span text:style-name="T1">Mileage는 가격에 영향을 주는 설명 변수일 것이다. (근데, 이제… Name에 곁들어진.. 나야.. Mileage..)</text:span></text:p>
      <text:p text:style-name="P2">9. Engine는 가격에 영향을 주는 설명 변수일 것이다. (근데, 이제… Name에 곁들어진.. 나야.. Engine..)</text:p>
      <text:p text:style-name="P2">10. Power는 가격에 영향을 주는 설명 변수일 것이다. (근데, 이제… Name에 곁들어진.. 나야.. Power..)</text:p>
      <text:p text:style-name="P2">11. Seats는 가격에 영향을 주는 설명 변수일 것이다. (근데, 이제… Name에 곁들어진.. 나야.. Seats..)</text:p>
      <text:p text:style-name="P2">12. New_Price는 가격에 영향을 주지 않는 설명 변수일 것이다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이수민의 나만의 가설~</text:p>
      <text:p text:style-name="P4"><text:soft-page-break/>1. <text:span text:style-name="T1">Name</text:span>은 가격에 영향을 주는 설명 변수일 것이다.</text:p>
      <text:p text:style-name="P4">2. <text:span text:style-name="T1">Location 가격에 영향을 주지 않는 설명 변수일 것이다.</text:span></text:p>
      <text:p text:style-name="P4">3. <text:span text:style-name="T1">Year는 가격에 영향을 주는 <text:s/>설명 변수일 것이다.</text:span></text:p>
      <text:p text:style-name="P4">4. <text:span text:style-name="T1">Kilometers_Driven은 가격에 영향을 주는 설명 변수일 것이다.</text:span></text:p>
      <text:p text:style-name="P4">5. <text:span text:style-name="T1">Fuel_Type는 가격에 영향을 주는 설명 변수일 것이다.</text:span></text:p>
      <text:p text:style-name="P4">6. <text:span text:style-name="T1">Transmission은 가격에 영향을 주는 설명 변수일 것이다.</text:span></text:p>
      <text:p text:style-name="P4">7. <text:span text:style-name="T1">Owner_Type는 가격에 영향을 주는 설명 변수일 것이다.</text:span></text:p>
      <text:p text:style-name="P4">8. <text:span text:style-name="T1">Mileage는 가격에 영향을 주는 설명 변수일 것이다. </text:span></text:p>
      <text:p text:style-name="P3">9. Engine는 가격에 영향을 주는 설명 변수일 것이다.</text:p>
      <text:p text:style-name="P3">10. Power는 가격에 영향을 주는 설명 변수일 것이다. </text:p>
      <text:p text:style-name="P3">11. Seats는 가격에 영향을 주는 설명 변수일 것이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30T22:35:06.660030003</meta:creation-date>
    <dc:date>2024-10-30T23:06:29.589857690</dc:date>
    <meta:editing-duration>PT11M2S</meta:editing-duration>
    <meta:editing-cycles>1</meta:editing-cycles>
    <meta:document-statistic meta:table-count="0" meta:image-count="0" meta:object-count="0" meta:page-count="2" meta:paragraph-count="25" meta:word-count="551" meta:character-count="985" meta:non-whitespace-character-count="790"/>
    <meta:generator>LibreOffice/6.0.7.3$Linux_X86_64 LibreOffice_project/00m0$Build-3</meta:generator>
  </office:meta>
</office:document-meta>
</file>